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Standard">
      <style:text-properties style:font-name="Tahoma" style:font-name-complex="Tahoma"/>
    </style:style>
    <style:style style:name="P4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7<text:tab/>Date: <text:s/>24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5">Start of day procedure</text:p>
            <text:p text:style-name="P5">Banking</text:p>
            <text:p text:style-name="P5">Floor walk with manager</text:p>
            <text:p text:style-name="P5">Trading folder</text:p>
            <text:p text:style-name="P5">Negative stock</text:p>
            <text:p text:style-name="P5">Unplanned stock check training</text:p>
            <text:p text:style-name="P5">Wrote off negative stock</text:p>
            <text:p text:style-name="P5">Wrote off a faulty return</text:p>
            <text:p text:style-name="P5">Processed sales</text:p>
            <text:p text:style-name="P5">Dealt with customers</text:p>
            <text:p text:style-name="P5">Added delivery</text:p>
            <text:p text:style-name="P5">Delivery put away</text:p>
            <text:p text:style-name="P5">End of day procedure</text:p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1981989054622859238" text:style-name="WW8Num1">
              <text:list-item>
                <text:p text:style-name="P15">Practical skills</text:p>
              </text:list-item>
              <text:list-item>
                <text:p text:style-name="P15">Personal skills</text:p>
              </text:list-item>
              <text:list-item>
                <text:p text:style-name="P15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>Computer skills improved</text:p>
            <text:p text:style-name="P4">Verbal and communication skills improved</text:p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9142735470445242684" text:style-name="WW8Num2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5">I was not prepared for the unplanned stock check training, and I had no idea what I was doing. Handling deliveries over the phone and on the computer seems to be simple enough to handle, although I'll have to work on doing them over the phone.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5246309809152489221" text:style-name="WW8Num3">
              <text:list-item>
                <text:p text:style-name="P17">Personal challenges</text:p>
              </text:list-item>
              <text:list-item>
                <text:p text:style-name="P17">Work-related challenges</text:p>
              </text:list-item>
            </text:list>
          </table:table-cell>
          <table:table-cell table:style-name="Table1.A1" office:value-type="string">
            <text:p text:style-name="P5"/>
            <text:p text:style-name="P5">Again, I struggled with talking over the phone to customers and making deliveries, something I need to improve upon.</text:p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3-02T14:03:03.22</dc:date>
    <meta:editing-cycles>12</meta:editing-cycles>
    <meta:editing-duration>PT25M45S</meta:editing-duration>
    <meta:generator>OpenOffice/4.1.1$Win32 OpenOffice.org_project/411m6$Build-9775</meta:generator>
    <meta:document-statistic meta:table-count="1" meta:image-count="0" meta:object-count="0" meta:page-count="2" meta:paragraph-count="35" meta:word-count="180" meta:character-count="1119"/>
  </office:meta>
</office:document-meta>
</file>